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havior Recognition: <text:s/>Detecting behaviors in dense sensor fields.</text:p>
      <text:p text:style-name="P1"/>
      <text:p text:style-name="P2">Accurate building usage patterns could allow for increased energy efficiency through predictive control <text:s/>of the buildings energy resources such as cooling and heating systems. <text:s/>While such systems are already in place at the local level (e.g. locally triggering a motion sensor in a room), we look to improve on these systems through recognition of more complex behaviors. <text:s/>Recognizing large scale building events over non-immediate time frames. <text:s/>This presentation will introduce our hierarchical methodology using simple sensors to recognize continually larger behaviors up to the level of a building flo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6T19:45:47</meta:creation-date>
    <meta:document-statistic meta:table-count="0" meta:image-count="0" meta:object-count="0" meta:page-count="1" meta:paragraph-count="2" meta:word-count="97" meta:character-count="673"/>
    <dc:date>2010-04-06T20:22:01</dc:date>
    <meta:editing-duration>PT00H04M34S</meta:editing-duration>
    <meta:editing-cycles>1</meta:editing-cycles>
    <meta:generator>OpenOffice.org/3.1$Unix OpenOffice.org_project/310m19$Build-9420</meta:generator>
  </office:meta>
</office:document-meta>
</file>